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4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5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gr6" style:family="graphic" style:parent-style-name="standard" style:list-style-name="L1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12.684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817cm" svg:height="1.84cm" svg:x="12.349cm" svg:y="16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12.749cm" svg:y="16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445cm" svg:height="1.651cm" svg:x="8.52cm" svg:y="6.334cm">
          <text:p text:style-name="P3">Motorway</text:p>
          <text:p text:style-name="P3">Veh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4.445cm" svg:height="1.651cm" svg:x="18.316cm" svg:y="6.316cm">
          <text:p text:style-name="P3">Railway</text:p>
          <text:p text:style-name="P3">Veh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4.445cm" svg:height="1.651cm" svg:x="3.616cm" svg:y="6.316cm">
          <text:p text:style-name="P3">Airway</text:p>
          <text:p text:style-name="P3">Veh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4.445cm" svg:height="1.651cm" svg:x="13.416cm" svg:y="6.316cm">
          <text:p text:style-name="P3">Waterway</text:p>
          <text:p text:style-name="P3">Veh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016cm" svg:height="1.016cm" svg:x="12.685cm" svg:y="9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1.016cm" svg:height="1.016cm" svg:x="20.05cm" svg:y="9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1.016cm" svg:height="1.016cm" svg:x="5.318cm" svg:y="9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2.684cm" svg:y1="4.675cm" svg:x2="5.838cm" svg:y2="6.316cm" draw:start-shape="id1" draw:start-glue-point="6" draw:end-shape="id2" draw:end-glue-point="0" svg:d="M12684 4675h-6846v1641" svg:viewBox="0 0 6847 1642">
          <text:p/>
        </draw:connector>
        <draw:connector draw:style-name="gr5" draw:text-style-name="P2" draw:layer="layout" svg:x1="12.832cm" svg:y1="5.035cm" svg:x2="10.742cm" svg:y2="6.334cm" draw:start-shape="id1" draw:start-glue-point="7" draw:end-shape="id3" draw:end-glue-point="0" svg:d="M12832 5035v724h-2090v575" svg:viewBox="0 0 2091 1300">
          <text:p/>
        </draw:connector>
        <draw:connector draw:style-name="gr5" draw:text-style-name="P2" draw:layer="layout" svg:x1="13.552cm" svg:y1="5.035cm" svg:x2="15.638cm" svg:y2="6.316cm" draw:start-shape="id1" draw:start-glue-point="9" draw:end-shape="id4" draw:end-glue-point="0" svg:d="M13552 5035v715h2086v566" svg:viewBox="0 0 2087 1282">
          <text:p/>
        </draw:connector>
        <draw:connector draw:style-name="gr5" draw:text-style-name="P2" draw:layer="layout" svg:x1="13.7cm" svg:y1="4.675cm" svg:x2="20.538cm" svg:y2="6.316cm" draw:start-shape="id1" draw:start-glue-point="10" draw:end-shape="id5" draw:end-glue-point="0" svg:d="M13700 4675h6838v1641" svg:viewBox="0 0 6839 1642">
          <text:p/>
        </draw:connector>
        <draw:connector draw:style-name="gr5" draw:text-style-name="P2" draw:layer="layout" draw:type="line" svg:x1="5.838cm" svg:y1="7.967cm" svg:x2="5.826cm" svg:y2="9.028cm" draw:start-shape="id2" draw:start-glue-point="2" draw:end-shape="id6" draw:end-glue-point="4" svg:d="M5838 7967l-12 1061" svg:viewBox="0 0 13 1062">
          <text:p/>
        </draw:connector>
        <draw:connector draw:style-name="gr5" draw:text-style-name="P2" draw:layer="layout" svg:x1="10.742cm" svg:y1="7.985cm" svg:x2="12.833cm" svg:y2="9.216cm" draw:start-shape="id3" draw:start-glue-point="2" draw:end-shape="id7" draw:end-glue-point="5" svg:d="M10742 7985v541h2091v690" svg:viewBox="0 0 2092 1232">
          <text:p/>
        </draw:connector>
        <draw:connector draw:style-name="gr5" draw:text-style-name="P2" draw:layer="layout" svg:x1="15.638cm" svg:y1="7.967cm" svg:x2="13.553cm" svg:y2="9.216cm" draw:start-shape="id4" draw:start-glue-point="2" draw:end-shape="id7" draw:end-glue-point="11" svg:d="M15638 7967v550h-2085v699" svg:viewBox="0 0 2086 1250">
          <text:p/>
        </draw:connector>
        <draw:connector draw:style-name="gr5" draw:text-style-name="P2" draw:layer="layout" draw:type="line" svg:x1="20.538cm" svg:y1="7.967cm" svg:x2="20.558cm" svg:y2="9.101cm" draw:start-shape="id5" draw:start-glue-point="2" draw:end-shape="id8" draw:end-glue-point="4" svg:d="M20538 7967l20 1134" svg:viewBox="0 0 21 1135">
          <text:p/>
        </draw:connector>
        <draw:custom-shape draw:style-name="gr3" draw:text-style-name="P4" xml:id="id10" draw:id="id10" draw:layer="layout" svg:width="4.445cm" svg:height="1.651cm" svg:x="11.006cm" svg:y="10.941cm">
          <text:p text:style-name="P5">Move in</text:p>
          <text:p text:style-name="P5">Y ax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4.445cm" svg:height="1.651cm" svg:x="3.616cm" svg:y="10.916cm">
          <text:p text:style-name="P3">Move in</text:p>
          <text:p text:style-name="P3">Z ax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1" draw:id="id11" draw:layer="layout" svg:width="4.445cm" svg:height="1.651cm" svg:x="18.399cm" svg:y="10.941cm">
          <text:p text:style-name="P5">Move in</text:p>
          <text:p text:style-name="P5">X ax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5.826cm" svg:y1="10.044cm" svg:x2="5.838cm" svg:y2="10.916cm" draw:start-shape="id6" draw:start-glue-point="8" draw:end-shape="id9" draw:end-glue-point="0" svg:d="M5826 10044l12 872" svg:viewBox="0 0 13 873">
          <text:p/>
        </draw:connector>
        <draw:connector draw:style-name="gr5" draw:text-style-name="P2" draw:layer="layout" draw:type="line" svg:x1="6.334cm" svg:y1="9.536cm" svg:x2="12.685cm" svg:y2="9.576cm" draw:start-shape="id6" draw:start-glue-point="10" draw:end-shape="id7" draw:end-glue-point="6" svg:d="M6334 9536l6351 40" svg:viewBox="0 0 6352 41">
          <text:p/>
        </draw:connector>
        <draw:connector draw:style-name="gr5" draw:text-style-name="P2" draw:layer="layout" draw:type="line" svg:x1="13.701cm" svg:y1="9.576cm" svg:x2="20.05cm" svg:y2="9.609cm" draw:start-shape="id7" draw:start-glue-point="10" draw:end-shape="id8" draw:end-glue-point="6" svg:d="M13701 9576l6349 33" svg:viewBox="0 0 6350 34">
          <text:p/>
        </draw:connector>
        <draw:connector draw:style-name="gr5" draw:text-style-name="P2" draw:layer="layout" draw:type="line" svg:x1="13.193cm" svg:y1="10.084cm" svg:x2="13.228cm" svg:y2="10.941cm" draw:start-shape="id7" draw:start-glue-point="8" draw:end-shape="id10" draw:end-glue-point="0" svg:d="M13193 10084l35 857" svg:viewBox="0 0 36 858">
          <text:p/>
        </draw:connector>
        <draw:connector draw:style-name="gr5" draw:text-style-name="P2" draw:layer="layout" draw:type="line" svg:x1="20.558cm" svg:y1="10.117cm" svg:x2="20.621cm" svg:y2="10.941cm" draw:start-shape="id8" draw:start-glue-point="8" draw:end-shape="id11" draw:end-glue-point="0" svg:d="M20558 10117l63 824" svg:viewBox="0 0 64 825">
          <text:p/>
        </draw:connector>
        <draw:custom-shape draw:style-name="gr6" draw:text-style-name="P6" xml:id="id12" draw:id="id12" draw:layer="layout" svg:width="4.445cm" svg:height="1.651cm" svg:x="11.006cm" svg:y="13.541cm">
          <text:p text:style-name="P5">Crash</text:p>
          <text:p text:style-name="P5">Mechanis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5.838cm" svg:y1="12.567cm" svg:x2="11.006cm" svg:y2="14.366cm" draw:start-shape="id9" draw:start-glue-point="2" draw:end-shape="id12" draw:end-glue-point="3" svg:d="M5838 12567v1799h5168" svg:viewBox="0 0 5169 1800">
          <text:p/>
        </draw:connector>
        <draw:connector draw:style-name="gr5" draw:text-style-name="P2" draw:layer="layout" svg:x1="20.621cm" svg:y1="12.592cm" svg:x2="15.451cm" svg:y2="14.366cm" draw:start-shape="id11" draw:start-glue-point="2" draw:end-shape="id12" draw:end-glue-point="1" svg:d="M20621 12592v1774h-5170" svg:viewBox="0 0 5171 1775">
          <text:p/>
        </draw:connector>
        <draw:connector draw:style-name="gr5" draw:text-style-name="P2" draw:layer="layout" draw:type="line" svg:x1="13.228cm" svg:y1="12.592cm" svg:x2="13.228cm" svg:y2="13.541cm" draw:start-shape="id10" draw:start-glue-point="2" draw:end-shape="id12" draw:end-glue-point="0" svg:d="M13228 12592v949" svg:viewBox="0 0 1 950">
          <text:p/>
        </draw:connector>
        <draw:connector draw:style-name="gr5" draw:text-style-name="P2" draw:layer="layout" draw:type="line" svg:x1="13.228cm" svg:y1="15.192cm" svg:x2="13.258cm" svg:y2="16.202cm" draw:start-shape="id12" draw:start-glue-point="2" draw:end-shape="id13" draw:end-glue-point="4" svg:d="M13228 15192l30 1010" svg:viewBox="0 0 31 101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31M16S</meta:editing-duration>
    <meta:editing-cycles>7</meta:editing-cycles>
    <meta:generator>LibreOffice/6.4.6.2$Windows_X86_64 LibreOffice_project/0ce51a4fd21bff07a5c061082cc82c5ed232f115</meta:generator>
    <dc:date>2022-03-05T01:59:59.427000000</dc:date>
    <meta:document-statistic meta:object-count="31"/>
  </office:meta>
</office:document-meta>
</file>